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7000000DA97869C6C4731695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dddddd" draw:fill="none" draw:textarea-vertical-align="middle"/>
    </style:style>
    <style:style style:name="gr2" style:family="graphic" style:parent-style-name="objectwithoutfill">
      <style:graphic-properties svg:stroke-color="#cccccc"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092cm" svg:y1="23.137cm" svg:x2="20.92cm" svg:y2="23.137cm">
          <text:p/>
        </draw:line>
        <draw:line draw:style-name="gr2" draw:text-style-name="P1" draw:layer="layout" svg:x1="14.477cm" svg:y1="0.492cm" svg:x2="14.477cm" svg:y2="27.67cm">
          <text:p/>
        </draw:line>
        <draw:line draw:style-name="gr2" draw:text-style-name="P1" draw:layer="layout" svg:x1="7.377cm" svg:y1="0.492cm" svg:x2="7.377cm" svg:y2="27.67cm">
          <text:p/>
        </draw:line>
        <draw:line draw:style-name="gr1" draw:text-style-name="P1" draw:layer="layout" svg:x1="0.092cm" svg:y1="4.837cm" svg:x2="20.92cm" svg:y2="4.837cm">
          <text:p/>
        </draw:line>
        <draw:frame draw:style-name="gr3" draw:text-style-name="P1" draw:layer="layout" svg:width="6.348cm" svg:height="3.69cm" svg:x="0.619cm" svg:y="0.666cm">
          <draw:image xlink:href="Pictures/1000020100000177000000DA97869C6C47316951.png" xlink:type="simple" xlink:show="embed" xlink:actuate="onLoad">
            <text:p/>
          </draw:image>
        </draw:frame>
        <draw:frame draw:style-name="gr3" draw:text-style-name="P1" draw:layer="layout" svg:width="6.348cm" svg:height="3.69cm" svg:x="7.819cm" svg:y="0.666cm">
          <draw:image xlink:href="Pictures/1000020100000177000000DA97869C6C47316951.png" xlink:type="simple" xlink:show="embed" xlink:actuate="onLoad">
            <text:p/>
          </draw:image>
        </draw:frame>
        <draw:frame draw:style-name="gr3" draw:text-style-name="P1" draw:layer="layout" svg:width="6.348cm" svg:height="3.69cm" svg:x="14.719cm" svg:y="0.666cm">
          <draw:image xlink:href="Pictures/1000020100000177000000DA97869C6C47316951.png" xlink:type="simple" xlink:show="embed" xlink:actuate="onLoad">
            <text:p/>
          </draw:image>
        </draw:frame>
        <draw:line draw:style-name="gr1" draw:text-style-name="P1" draw:layer="layout" svg:x1="0.092cm" svg:y1="9.338cm" svg:x2="20.92cm" svg:y2="9.338cm">
          <text:p/>
        </draw:line>
        <draw:frame draw:style-name="gr3" draw:text-style-name="P1" draw:layer="layout" svg:width="6.348cm" svg:height="3.69cm" svg:x="0.619cm" svg:y="5.167cm">
          <draw:image xlink:href="Pictures/1000020100000177000000DA97869C6C47316951.png" xlink:type="simple" xlink:show="embed" xlink:actuate="onLoad">
            <text:p/>
          </draw:image>
        </draw:frame>
        <draw:frame draw:style-name="gr3" draw:text-style-name="P1" draw:layer="layout" svg:width="6.348cm" svg:height="3.69cm" svg:x="7.819cm" svg:y="5.167cm">
          <draw:image xlink:href="Pictures/1000020100000177000000DA97869C6C47316951.png" xlink:type="simple" xlink:show="embed" xlink:actuate="onLoad">
            <text:p/>
          </draw:image>
        </draw:frame>
        <draw:frame draw:style-name="gr3" draw:text-style-name="P1" draw:layer="layout" svg:width="6.348cm" svg:height="3.69cm" svg:x="14.719cm" svg:y="5.167cm">
          <draw:image xlink:href="Pictures/1000020100000177000000DA97869C6C47316951.png" xlink:type="simple" xlink:show="embed" xlink:actuate="onLoad">
            <text:p/>
          </draw:image>
        </draw:frame>
        <draw:line draw:style-name="gr1" draw:text-style-name="P1" draw:layer="layout" svg:x1="0.092cm" svg:y1="13.938cm" svg:x2="20.92cm" svg:y2="13.938cm">
          <text:p/>
        </draw:line>
        <draw:frame draw:style-name="gr3" draw:text-style-name="P1" draw:layer="layout" svg:width="6.348cm" svg:height="3.69cm" svg:x="0.619cm" svg:y="9.767cm">
          <draw:image xlink:href="Pictures/1000020100000177000000DA97869C6C47316951.png" xlink:type="simple" xlink:show="embed" xlink:actuate="onLoad">
            <text:p/>
          </draw:image>
        </draw:frame>
        <draw:frame draw:style-name="gr3" draw:text-style-name="P1" draw:layer="layout" svg:width="6.348cm" svg:height="3.69cm" svg:x="7.819cm" svg:y="9.767cm">
          <draw:image xlink:href="Pictures/1000020100000177000000DA97869C6C47316951.png" xlink:type="simple" xlink:show="embed" xlink:actuate="onLoad">
            <text:p/>
          </draw:image>
        </draw:frame>
        <draw:frame draw:style-name="gr3" draw:text-style-name="P1" draw:layer="layout" svg:width="6.348cm" svg:height="3.69cm" svg:x="14.719cm" svg:y="9.767cm">
          <draw:image xlink:href="Pictures/1000020100000177000000DA97869C6C47316951.png" xlink:type="simple" xlink:show="embed" xlink:actuate="onLoad">
            <text:p/>
          </draw:image>
        </draw:frame>
        <draw:line draw:style-name="gr1" draw:text-style-name="P1" draw:layer="layout" svg:x1="0.092cm" svg:y1="18.439cm" svg:x2="20.92cm" svg:y2="18.439cm">
          <text:p/>
        </draw:line>
        <draw:frame draw:style-name="gr3" draw:text-style-name="P1" draw:layer="layout" svg:width="6.348cm" svg:height="3.69cm" svg:x="0.619cm" svg:y="14.268cm">
          <draw:image xlink:href="Pictures/1000020100000177000000DA97869C6C47316951.png" xlink:type="simple" xlink:show="embed" xlink:actuate="onLoad">
            <text:p/>
          </draw:image>
        </draw:frame>
        <draw:frame draw:style-name="gr3" draw:text-style-name="P1" draw:layer="layout" svg:width="6.348cm" svg:height="3.69cm" svg:x="7.819cm" svg:y="14.268cm">
          <draw:image xlink:href="Pictures/1000020100000177000000DA97869C6C47316951.png" xlink:type="simple" xlink:show="embed" xlink:actuate="onLoad">
            <text:p/>
          </draw:image>
        </draw:frame>
        <draw:frame draw:style-name="gr3" draw:text-style-name="P1" draw:layer="layout" svg:width="6.348cm" svg:height="3.69cm" svg:x="14.719cm" svg:y="14.268cm">
          <draw:image xlink:href="Pictures/1000020100000177000000DA97869C6C47316951.png" xlink:type="simple" xlink:show="embed" xlink:actuate="onLoad">
            <text:p/>
          </draw:image>
        </draw:frame>
        <draw:line draw:style-name="gr1" draw:text-style-name="P1" draw:layer="layout" svg:x1="0.092cm" svg:y1="27.838cm" svg:x2="20.92cm" svg:y2="27.838cm">
          <text:p/>
        </draw:line>
        <draw:line draw:style-name="gr1" draw:text-style-name="P1" draw:layer="layout" svg:x1="0.092cm" svg:y1="23.138cm" svg:x2="20.92cm" svg:y2="23.138cm">
          <text:p/>
        </draw:line>
        <draw:frame draw:style-name="gr3" draw:text-style-name="P1" draw:layer="layout" svg:width="6.348cm" svg:height="3.69cm" svg:x="0.619cm" svg:y="18.867cm">
          <draw:image xlink:href="Pictures/1000020100000177000000DA97869C6C47316951.png" xlink:type="simple" xlink:show="embed" xlink:actuate="onLoad">
            <text:p/>
          </draw:image>
        </draw:frame>
        <draw:frame draw:style-name="gr3" draw:text-style-name="P1" draw:layer="layout" svg:width="6.348cm" svg:height="3.69cm" svg:x="7.819cm" svg:y="18.867cm">
          <draw:image xlink:href="Pictures/1000020100000177000000DA97869C6C47316951.png" xlink:type="simple" xlink:show="embed" xlink:actuate="onLoad">
            <text:p/>
          </draw:image>
        </draw:frame>
        <draw:frame draw:style-name="gr3" draw:text-style-name="P1" draw:layer="layout" svg:width="6.348cm" svg:height="3.69cm" svg:x="14.719cm" svg:y="18.867cm">
          <draw:image xlink:href="Pictures/1000020100000177000000DA97869C6C47316951.png" xlink:type="simple" xlink:show="embed" xlink:actuate="onLoad">
            <text:p/>
          </draw:image>
        </draw:frame>
        <draw:line draw:style-name="gr1" draw:text-style-name="P1" draw:layer="layout" svg:x1="0.092cm" svg:y1="27.739cm" svg:x2="20.92cm" svg:y2="27.739cm">
          <text:p/>
        </draw:line>
        <draw:frame draw:style-name="gr3" draw:text-style-name="P1" draw:layer="layout" svg:width="6.348cm" svg:height="3.69cm" svg:x="0.619cm" svg:y="23.568cm">
          <draw:image xlink:href="Pictures/1000020100000177000000DA97869C6C47316951.png" xlink:type="simple" xlink:show="embed" xlink:actuate="onLoad">
            <text:p/>
          </draw:image>
        </draw:frame>
        <draw:frame draw:style-name="gr3" draw:text-style-name="P1" draw:layer="layout" svg:width="6.348cm" svg:height="3.69cm" svg:x="7.819cm" svg:y="23.568cm">
          <draw:image xlink:href="Pictures/1000020100000177000000DA97869C6C47316951.png" xlink:type="simple" xlink:show="embed" xlink:actuate="onLoad">
            <text:p/>
          </draw:image>
        </draw:frame>
        <draw:frame draw:style-name="gr3" draw:text-style-name="P1" draw:layer="layout" svg:width="6.348cm" svg:height="3.69cm" svg:x="14.719cm" svg:y="23.568cm">
          <draw:image xlink:href="Pictures/1000020100000177000000DA97869C6C4731695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9T20:28:16.892000000</meta:creation-date>
    <dc:date>2018-08-25T21:28:39.803000000</dc:date>
    <meta:editing-duration>P1DT35M9S</meta:editing-duration>
    <meta:editing-cycles>7</meta:editing-cycles>
    <meta:generator>LibreOffice/5.4.4.2$Windows_X86_64 LibreOffice_project/2524958677847fb3bb44820e40380acbe820f960</meta:generator>
    <meta:print-date>2018-08-25T21:02:14.119000000</meta:print-date>
    <meta:document-statistic meta:object-count="28"/>
  </office:meta>
</office:document-meta>
</file>